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9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" style:family="text">
      <style:text-properties fo:font-size="19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7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6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10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2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13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4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5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16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20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25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6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7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29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0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1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32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4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35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6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7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38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42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47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8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7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51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2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3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54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6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57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8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9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60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64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69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0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7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73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4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5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76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8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79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0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1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82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86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91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2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7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95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6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7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98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0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101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2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3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104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108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113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4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/>
    </style:style>
  </office:automatic-styles>
  <office:body>
    <office:text>
      <text:p text:style-name="P1"><text:span text:style-name="T1">Projet PABO</text:span><text:span text:style-name="T2"><text:s/></text:span></text:p>
      <text:p text:style-name="P1"><text:span text:style-name="T3">Rayan Polizzi</text:span></text:p>
      <text:p text:style-name="P1"><text:span text:style-name="T3"/></text:p>
      <text:p text:style-name="P1"><text:span text:style-name="T3"/></text:p>
      <text:p text:style-name="P1"><text:span text:style-name="T4"/></text:p>
      <text:p text:style-name="P2"><text:span text:style-name="T5">Cas d’utilisation</text:span><text:span text:style-name="T6"><text:s/>:<text:s/></text:span><text:span text:style-name="T7">Consulter ces Informations </text:span></text:p>
      <text:p text:style-name="P3"><text:span text:style-name="T8"/></text:p>
      <text:p text:style-name="P3"><text:span text:style-name="T9">Acteurs principaux</text:span><text:span text:style-name="T10"><text:s/>:<text:s/></text:span><text:span text:style-name="T11">Utilisateur</text:span></text:p>
      <text:p text:style-name="P3"><text:span text:style-name="T12">Acteurs secondaires</text:span><text:span text:style-name="T13"><text:s/>:<text:s/></text:span><text:span text:style-name="T14">aucun</text:span></text:p>
      <text:p text:style-name="P3"><text:span text:style-name="T15">Condition initiales</text:span><text:span text:style-name="T16"><text:s/>:<text:s/></text:span><text:span text:style-name="T17">l’utilisateur doit avoir un accés internet et un compte pour pouvoir visualiser ces informations.</text:span></text:p>
      <text:p text:style-name="P3"><text:span text:style-name="T18"/></text:p>
      <text:p text:style-name="P3"><text:span text:style-name="T19">Description</text:span><text:span text:style-name="T20"><text:s/>:</text:span></text:p>
      <text:p text:style-name="P3"><text:span text:style-name="T21"/></text:p>
      <text:p text:style-name="P3"><text:span text:style-name="T22">- L’utilisateur doit se connecter a un réseau WIFI</text:span></text:p>
      <text:p text:style-name="P3"><text:span text:style-name="T22">- L’utilisateur doit se connecter a son espace personnel </text:span></text:p>
      <text:p text:style-name="P3"><text:span text:style-name="T22">- Le site affiche les données fournis plus tot par l’utilisateur</text:span></text:p>
      <text:p text:style-name="P3"><text:span text:style-name="T23"/></text:p>
      <text:p text:style-name="P3"><text:span text:style-name="T23"/></text:p>
      <text:p text:style-name="P3"><text:span text:style-name="T24">Condition final</text:span><text:span text:style-name="T25"><text:s/>:<text:s/></text:span><text:span text:style-name="T26">Information d’un arrêt prolongé dans la BDD</text:span></text:p>
      <text:p text:style-name="P3"><text:span text:style-name="T27"/></text:p>
      <text:p text:style-name="P3"><text:span text:style-name="T27"/></text:p>
      <text:p text:style-name="P4"><text:span text:style-name="T28">Cas d’utilisation</text:span><text:span text:style-name="T29"><text:s/>:<text:s/></text:span><text:span text:style-name="T30">Enregistrer des Informations</text:span></text:p>
      <text:p text:style-name="P5"><text:span text:style-name="T31">Acteurs principaux</text:span><text:span text:style-name="T32"><text:s/>:<text:s/></text:span><text:span text:style-name="T33">Utilisateur</text:span></text:p>
      <text:p text:style-name="P5"><text:span text:style-name="T34">Acteurs secondaires</text:span><text:span text:style-name="T35"><text:s/>:<text:s/></text:span><text:span text:style-name="T36">aucun</text:span></text:p>
      <text:p text:style-name="P5"><text:span text:style-name="T37">Condition initiales</text:span><text:span text:style-name="T38"><text:s/>:<text:s/></text:span><text:span text:style-name="T39">l’utilisateur doit avoir un accés internet et un compte pour pouvoir enregistrer de nombreuses informations depuis son espace personnel.</text:span></text:p>
      <text:p text:style-name="P5"><text:span text:style-name="T40"/></text:p>
      <text:p text:style-name="P5"><text:span text:style-name="T41">Description</text:span><text:span text:style-name="T42"><text:s/>:</text:span></text:p>
      <text:p text:style-name="P5"><text:span text:style-name="T43"/></text:p>
      <text:p text:style-name="P5"><text:span text:style-name="T44">- L’utilisateur doit se connecter a un réseau WIFI</text:span></text:p>
      <text:p text:style-name="P5"><text:span text:style-name="T44">- L’utilisateur doit se connecter a son espace personnel</text:span></text:p>
      <text:p text:style-name="P5"><text:span text:style-name="T44">- L’utilisateur peut enregistrer de nombreuses informations comme :<text:line-break/><text:tab/> - informations personnels et téléphoniques en cas d’oublis</text:span></text:p>
      <text:p text:style-name="P5"><text:span text:style-name="T44"><text:tab/> - Messages SMS personnaliser et Messages vocaux<text:s text:c="2"/>en cas d’alerte</text:span></text:p>
      <text:p text:style-name="P5"><text:span text:style-name="T44">- Les données devront etre saisies dans la BDD</text:span></text:p>
      <text:p text:style-name="P5"><text:span text:style-name="T45"/></text:p>
      <text:p text:style-name="P5"><text:span text:style-name="T46">Condition final</text:span><text:span text:style-name="T47"><text:s/>:<text:s/></text:span><text:span text:style-name="T48">L’utilisateur pourra visualiser les données qu’il a enregistrés.</text:span></text:p>
      <text:p text:style-name="P5"><text:span text:style-name="T49"/></text:p>
      <text:p text:style-name="P6"><text:span text:style-name="T49"/></text:p>
      <text:p text:style-name="P6"><text:span text:style-name="T49"/></text:p>
      <text:p text:style-name="P6"><text:span text:style-name="T49"/></text:p>
      <text:p text:style-name="P6"><text:span text:style-name="T50">Cas d’utilisation</text:span><text:span text:style-name="T51"><text:s/>:<text:s/></text:span><text:span text:style-name="T52">Modifier des Informations</text:span></text:p>
      <text:p text:style-name="P7"><text:span text:style-name="T53">Acteurs principaux</text:span><text:span text:style-name="T54"><text:s/>:<text:s/></text:span><text:span text:style-name="T55">Utilisateur</text:span></text:p>
      <text:p text:style-name="P7"><text:span text:style-name="T56">Acteurs secondaires</text:span><text:span text:style-name="T57"><text:s/>:<text:s/></text:span><text:span text:style-name="T58">aucun</text:span></text:p>
      <text:p text:style-name="P7"><text:span text:style-name="T59">Condition initiales</text:span><text:span text:style-name="T60"><text:s/>:<text:s/></text:span><text:span text:style-name="T61">l’utilisateur doit avoir un accés internet et un compte pour pouvoir modifier de nombreuses informations depuis son espace personnel.</text:span></text:p>
      <text:p text:style-name="P7"><text:span text:style-name="T62"/></text:p>
      <text:p text:style-name="P7"><text:span text:style-name="T63">Description</text:span><text:span text:style-name="T64"><text:s/>:</text:span></text:p>
      <text:p text:style-name="P7"><text:span text:style-name="T65"/></text:p>
      <text:p text:style-name="P7"><text:span text:style-name="T66">- L’utilisateur doit se connecter a un réseau WIFI</text:span></text:p>
      <text:p text:style-name="P7"><text:span text:style-name="T66">- L’utilisateur doit se connecter a son espace personnel</text:span></text:p>
      <text:p text:style-name="P7"><text:span text:style-name="T66">- L’utilisateur peut modifier de nombreuses informations comme :<text:line-break/><text:tab/> - informations personnels et téléphoniques en cas d’oublis</text:span></text:p>
      <text:p text:style-name="P7"><text:span text:style-name="T66"><text:tab/> - Messages SMS personnaliser et Messages vocaux<text:s text:c="2"/>en cas d’alerte</text:span></text:p>
      <text:p text:style-name="P7"><text:span text:style-name="T66">- Les données<text:s text:c="2"/>préablement modifier par l’utilisateur devront etre enregistrés dans la BDD</text:span></text:p>
      <text:p text:style-name="P7"><text:span text:style-name="T67"/></text:p>
      <text:p text:style-name="P7"><text:span text:style-name="T68">Condition final</text:span><text:span text:style-name="T69"><text:s/>:<text:s/></text:span><text:span text:style-name="T70">L’utilisateur pourra visualiser les données qu’il a modifiés.<text:line-break/></text:span></text:p>
      <text:p text:style-name="P7"><text:span text:style-name="T71"/></text:p>
      <text:p text:style-name="P7"><text:span text:style-name="T71"/></text:p>
      <text:p text:style-name="P8"><text:span text:style-name="T72">Cas d’utilisation</text:span><text:span text:style-name="T73"><text:s/>:<text:s/></text:span><text:span text:style-name="T74">Activier / Desactiver le point d’accés Réseau.</text:span></text:p>
      <text:p text:style-name="P9"><text:span text:style-name="T75">Acteurs principaux</text:span><text:span text:style-name="T76"><text:s/>:<text:s/></text:span><text:span text:style-name="T77">Utilisateur</text:span></text:p>
      <text:p text:style-name="P9"><text:span text:style-name="T78">Acteurs secondaires</text:span><text:span text:style-name="T79"><text:s/>:<text:s/></text:span><text:span text:style-name="T80">aucun</text:span></text:p>
      <text:p text:style-name="P9"><text:span text:style-name="T81">Condition initiales</text:span><text:span text:style-name="T82"><text:s/>:<text:s/></text:span><text:span text:style-name="T83">l’utilisateur doit pouvoir avoir le raspberry PI a porter de main afin de pouvoir activer ou desactiver le point d’accés réseau via un bouton poussoir</text:span></text:p>
      <text:p text:style-name="P9"><text:span text:style-name="T84"/></text:p>
      <text:p text:style-name="P9"><text:span text:style-name="T85">Description</text:span><text:span text:style-name="T86"><text:s/>:</text:span></text:p>
      <text:p text:style-name="P9"><text:span text:style-name="T87"/></text:p>
      <text:p text:style-name="P9"><text:span text:style-name="T88">- L’utilisateur doit avoir a porter de main le raspberry PI</text:span></text:p>
      <text:p text:style-name="P9"><text:span text:style-name="T88">- Lorsque l’utilisateur clique sur le bouton poussoir le point d’accés Réseau s’active ou se désactive en fonction de l’ancien état</text:span></text:p>
      <text:p text:style-name="P9"><text:span text:style-name="T89"/></text:p>
      <text:p text:style-name="P9"><text:span text:style-name="T89"/></text:p>
      <text:p text:style-name="P9"><text:span text:style-name="T90">Condition final</text:span><text:span text:style-name="T91"><text:s/>:<text:s/></text:span><text:span text:style-name="T92">L’utilisateur pourra activer ou désactiver<text:s text:c="2"/>le point d’accés Réseau.<text:line-break/></text:span></text:p>
      <text:p text:style-name="P9"><text:span text:style-name="T93"/></text:p>
      <text:p text:style-name="P9"><text:span text:style-name="T93"/></text:p>
      <text:p text:style-name="P9"><text:span text:style-name="T93"/></text:p>
      <text:p text:style-name="P9"><text:span text:style-name="T93"/></text:p>
      <text:p text:style-name="P9"><text:span text:style-name="T93"/></text:p>
      <text:p text:style-name="P9"><text:span text:style-name="T93"/></text:p>
      <text:p text:style-name="P10"><text:span text:style-name="T94">Cas d’utilisation</text:span><text:span text:style-name="T95"><text:s/>:</text:span><text:span text:style-name="T96"><text:s/>Parametrer le nom du point d’accés WIFI</text:span></text:p>
      <text:p text:style-name="P11"><text:span text:style-name="T97">Acteurs principaux</text:span><text:span text:style-name="T98"><text:s/>:<text:s/></text:span><text:span text:style-name="T99">Utilisateur</text:span></text:p>
      <text:p text:style-name="P11"><text:span text:style-name="T100">Acteurs secondaires</text:span><text:span text:style-name="T101"><text:s/>:<text:s/></text:span><text:span text:style-name="T102">aucun</text:span></text:p>
      <text:p text:style-name="P11"><text:span text:style-name="T103">Condition initiales</text:span><text:span text:style-name="T104"><text:s/>:<text:s/></text:span><text:span text:style-name="T105">l’utilisateur doit avoir un accés internet et un compte personnel pour pouvoir modifier via une interface graphique </text:span></text:p>
      <text:p text:style-name="P11"><text:span text:style-name="T106"/></text:p>
      <text:p text:style-name="P11"><text:span text:style-name="T107">Description</text:span><text:span text:style-name="T108"><text:s/>:</text:span></text:p>
      <text:p text:style-name="P11"><text:span text:style-name="T109"/></text:p>
      <text:p text:style-name="P11"><text:span text:style-name="T110">- L’utilisateur doit se connecter a un réseau WIFI</text:span></text:p>
      <text:p text:style-name="P11"><text:span text:style-name="T110">- L’utilisateur doit se connecter a son espace personnel</text:span></text:p>
      <text:p text:style-name="P11"><text:span text:style-name="T110">- L’utilisateur via son Espace « WIFI » pour modifier le nom de celui-ci.</text:span></text:p>
      <text:p text:style-name="P11"><text:span text:style-name="T111"/></text:p>
      <text:p text:style-name="P11"><text:span text:style-name="T111"/></text:p>
      <text:p text:style-name="P11"><text:span text:style-name="T112">Condition final</text:span><text:span text:style-name="T113"><text:s/>:<text:s/></text:span><text:span text:style-name="T114">L’utilisateur pourra modifier le nom du SSID du point d’accés WIFI<text:line-break/></text:span></text:p>
      <text:p text:style-name="P11"><text:span text:style-name="T11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